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299" officeooo:paragraph-rsid="00194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cações para tes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5T11:49:17.916000000</meta:creation-date>
    <dc:date>2025-04-05T11:49:30.564000000</dc:date>
    <meta:editing-duration>PT14S</meta:editing-duration>
    <meta:editing-cycles>1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" meta:word-count="3" meta:character-count="23" meta:non-whitespace-character-count="21"/>
  </office:meta>
</office:document-meta>
</file>